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431d" officeooo:paragraph-rsid="000a431d"/>
    </style:style>
    <style:style style:name="P2" style:family="paragraph" style:parent-style-name="Standard" style:list-style-name="L2">
      <style:text-properties officeooo:rsid="000a431d" officeooo:paragraph-rsid="000a431d"/>
    </style:style>
    <style:style style:name="P3" style:family="paragraph" style:parent-style-name="Standard" style:list-style-name="L3">
      <style:text-properties officeooo:paragraph-rsid="000d7895"/>
    </style:style>
    <style:style style:name="P4" style:family="paragraph" style:parent-style-name="Standard" style:list-style-name="L3">
      <style:text-properties officeooo:rsid="000d7895" officeooo:paragraph-rsid="000d7895"/>
    </style:style>
    <style:style style:name="T1" style:family="text">
      <style:text-properties officeooo:rsid="000b7a4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examine IPA file contents</text:p>
      <text:p text:style-name="P1"/>
      <text:p text:style-name="P1">Tools:</text:p>
      <text:list xml:id="list499865855" text:style-name="L2">
        <text:list-item>
          <text:p text:style-name="P2"><text:a xlink:type="simple" xlink:href="https://github.com/insidegui/AssetCatalogTinkerer" text:style-name="Internet_20_link" text:visited-style-name="Visited_20_Internet_20_Link">https://github.com/insidegui/AssetCatalogTinkerer</text:a></text:p>
        </text:list-item>
        <text:list-item>
          <text:p text:style-name="P2">MacOS</text:p>
        </text:list-item>
        <text:list-item>
          <text:p text:style-name="P2">Visual Studio</text:p>
        </text:list-item>
        <text:list-item>
          <text:p text:style-name="P2">WinDirStat</text:p>
        </text:list-item>
      </text:list>
      <text:p text:style-name="P1"/>
      <text:list xml:id="list2572069637" text:style-name="L3">
        <text:list-item>
          <text:p text:style-name="P3"><text:span text:style-name="T1">Remove all unused media files in Visual Studio (both raw resources and the assets catalog) AND in the remote MacOS build server (\Users\administrator\Libraries\Caches\Xamarin\mtbs\builds). </text:span></text:p>
        </text:list-item>
        <text:list-item>
          <text:p text:style-name="P3"><text:span text:style-name="T1">Build and Compile source code to generate IPA file.</text:span></text:p>
        </text:list-item>
        <text:list-item>
          <text:p text:style-name="P4">Rename the IPA file extension to a .ZIP</text:p>
        </text:list-item>
        <text:list-item>
          <text:p text:style-name="P4">Extract the .ZIP file</text:p>
        </text:list-item>
        <text:list-item>
          <text:p text:style-name="P4">Use WinDirStat to Analyze the unzipped folder to see what % each file takes.</text:p>
        </text:list-item>
        <text:list-item>
          <text:p text:style-name="P4">If the CAR file is large, move it to a Mac and analyze with AssetCatalogTinker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10:37:32.782000000</meta:creation-date>
    <dc:date>2019-08-29T11:01:49.024000000</dc:date>
    <meta:editing-duration>PT14M6S</meta:editing-duration>
    <meta:editing-cycles>3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2" meta:word-count="95" meta:character-count="585" meta:non-whitespace-character-count="511"/>
  </office:meta>
</office:document-meta>
</file>